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office:value-type="string" calcext:value-type="string">
            <text:p>New fit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gh intensity</text:p>
          </table:table-cell>
          <table:table-cell office:value-type="float" office:value="0.362344" calcext:value-type="float">
            <text:p>0.362344</text:p>
          </table:table-cell>
          <table:table-cell office:value-type="float" office:value="0.00347306" calcext:value-type="float">
            <text:p>0.00347306</text:p>
          </table:table-cell>
          <table:table-cell office:value-type="float" office:value="0.194305" calcext:value-type="float">
            <text:p>0.194305</text:p>
          </table:table-cell>
          <table:table-cell office:value-type="float" office:value="0.00374626" calcext:value-type="float">
            <text:p>0.00374626</text:p>
          </table:table-cell>
          <table:table-cell office:value-type="float" office:value="0.00248732" calcext:value-type="float">
            <text:p>0.00248732</text:p>
          </table:table-cell>
          <table:table-cell office:value-type="float" office:value="0.0014938" calcext:value-type="float">
            <text:p>0.0014938</text:p>
          </table:table-cell>
        </table:table-row>
        <table:table-row table:style-name="ro1">
          <table:table-cell/>
          <table:table-cell office:value-type="string" calcext:value-type="string">
            <text:p>Low intensity</text:p>
          </table:table-cell>
          <table:table-cell office:value-type="float" office:value="0.366158" calcext:value-type="float">
            <text:p>0.366158</text:p>
          </table:table-cell>
          <table:table-cell office:value-type="float" office:value="0.00422844" calcext:value-type="float">
            <text:p>0.00422844</text:p>
          </table:table-cell>
          <table:table-cell office:value-type="float" office:value="0.190625" calcext:value-type="float">
            <text:p>0.190625</text:p>
          </table:table-cell>
          <table:table-cell office:value-type="float" office:value="0.00469232" calcext:value-type="float">
            <text:p>0.00469232</text:p>
          </table:table-cell>
          <table:table-cell office:value-type="float" office:value="0.00191985" calcext:value-type="float">
            <text:p>0.00191985</text:p>
          </table:table-cell>
          <table:table-cell office:value-type="float" office:value="0.0011303" calcext:value-type="float">
            <text:p>0.00113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ld fitting co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6hiin</text:p>
          </table:table-cell>
          <table:table-cell office:value-type="float" office:value="0.367078" calcext:value-type="float">
            <text:p>0.367078</text:p>
          </table:table-cell>
          <table:table-cell office:value-type="float" office:value="0.25095" calcext:value-type="float">
            <text:p>0.25095</text:p>
          </table:table-cell>
          <table:table-cell office:value-type="float" office:value="0.195219" calcext:value-type="float">
            <text:p>0.195219</text:p>
          </table:table-cell>
          <table:table-cell office:value-type="float" office:value="0.0541903" calcext:value-type="float">
            <text:p>0.0541903</text:p>
          </table:table-cell>
          <table:table-cell office:value-type="float" office:value="0.000449966" calcext:value-type="float">
            <text:p>0.000449966</text:p>
          </table:table-cell>
          <table:table-cell office:value-type="float" office:value="0.00000231414" calcext:value-type="float">
            <text:p>2.31414E-06</text:p>
          </table:table-cell>
        </table:table-row>
        <table:table-row table:style-name="ro1">
          <table:table-cell/>
          <table:table-cell office:value-type="string" calcext:value-type="string">
            <text:p>Sn136</text:p>
          </table:table-cell>
          <table:table-cell office:value-type="float" office:value="0.367146" calcext:value-type="float">
            <text:p>0.367146</text:p>
          </table:table-cell>
          <table:table-cell office:value-type="float" office:value="0.00436094" calcext:value-type="float">
            <text:p>0.00436094</text:p>
          </table:table-cell>
          <table:table-cell office:value-type="float" office:value="0.192756" calcext:value-type="float">
            <text:p>0.192756</text:p>
          </table:table-cell>
          <table:table-cell office:value-type="float" office:value="0.00453546" calcext:value-type="float">
            <text:p>0.00453546</text:p>
          </table:table-cell>
          <table:table-cell office:value-type="float" office:value="0.0000416707" calcext:value-type="float">
            <text:p>4.16707E-05</text:p>
          </table:table-cell>
          <table:table-cell office:value-type="float" office:value="0.000294237" calcext:value-type="float">
            <text:p>0.00029423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ew fitt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gh intensity</text:p>
          </table:table-cell>
          <table:table-cell table:formula="of:=[.C11]*1000" office:value-type="float" office:value="362.344" calcext:value-type="float">
            <text:p>362.344</text:p>
          </table:table-cell>
          <table:table-cell table:formula="of:=[.D11]*1000" office:value-type="float" office:value="3.47306" calcext:value-type="float">
            <text:p>3.47306</text:p>
          </table:table-cell>
          <table:table-cell table:formula="of:=[.E11]*100" office:value-type="float" office:value="19.4305" calcext:value-type="float">
            <text:p>19.4305</text:p>
          </table:table-cell>
          <table:table-cell table:formula="of:=[.F11]*100" office:value-type="float" office:value="0.374626" calcext:value-type="float">
            <text:p>0.374626</text:p>
          </table:table-cell>
          <table:table-cell table:formula="of:=[.G11]*100" office:value-type="float" office:value="0.248732" calcext:value-type="float">
            <text:p>0.248732</text:p>
          </table:table-cell>
          <table:table-cell table:formula="of:=[.H11]*100" office:value-type="float" office:value="0.14938" calcext:value-type="float">
            <text:p>0.14938</text:p>
          </table:table-cell>
        </table:table-row>
        <table:table-row table:style-name="ro1">
          <table:table-cell/>
          <table:table-cell office:value-type="string" calcext:value-type="string">
            <text:p>Low intensity</text:p>
          </table:table-cell>
          <table:table-cell table:formula="of:=[.C12]*1000" office:value-type="float" office:value="366.158" calcext:value-type="float">
            <text:p>366.158</text:p>
          </table:table-cell>
          <table:table-cell table:formula="of:=[.D12]*1000" office:value-type="float" office:value="4.22844" calcext:value-type="float">
            <text:p>4.22844</text:p>
          </table:table-cell>
          <table:table-cell table:formula="of:=[.E12]*100" office:value-type="float" office:value="19.0625" calcext:value-type="float">
            <text:p>19.0625</text:p>
          </table:table-cell>
          <table:table-cell table:formula="of:=[.F12]*100" office:value-type="float" office:value="0.469232" calcext:value-type="float">
            <text:p>0.469232</text:p>
          </table:table-cell>
          <table:table-cell table:formula="of:=[.G12]*100" office:value-type="float" office:value="0.191985" calcext:value-type="float">
            <text:p>0.191985</text:p>
          </table:table-cell>
          <table:table-cell table:formula="of:=[.H12]*100" office:value-type="float" office:value="0.11303" calcext:value-type="float">
            <text:p>0.1130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ld fitting co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6hiin</text:p>
          </table:table-cell>
          <table:table-cell table:formula="of:=[.C15]*1000" office:value-type="float" office:value="367.078" calcext:value-type="float">
            <text:p>367.078</text:p>
          </table:table-cell>
          <table:table-cell table:formula="of:=[.D15]*1000" office:value-type="float" office:value="250.95" calcext:value-type="float">
            <text:p>250.95</text:p>
          </table:table-cell>
          <table:table-cell table:formula="of:=[.E15]*100" office:value-type="float" office:value="19.5219" calcext:value-type="float">
            <text:p>19.5219</text:p>
          </table:table-cell>
          <table:table-cell table:formula="of:=[.F15]*100" office:value-type="float" office:value="5.41903" calcext:value-type="float">
            <text:p>5.41903</text:p>
          </table:table-cell>
          <table:table-cell table:formula="of:=[.G15]*100" office:value-type="float" office:value="0.0449966" calcext:value-type="float">
            <text:p>0.0449966</text:p>
          </table:table-cell>
          <table:table-cell table:formula="of:=[.H15]*100" office:value-type="float" office:value="0.000231414" calcext:value-type="float">
            <text:p>0.000231414</text:p>
          </table:table-cell>
        </table:table-row>
        <table:table-row table:style-name="ro1">
          <table:table-cell/>
          <table:table-cell office:value-type="string" calcext:value-type="string">
            <text:p>Sn136</text:p>
          </table:table-cell>
          <table:table-cell table:formula="of:=[.C16]*1000" office:value-type="float" office:value="367.146" calcext:value-type="float">
            <text:p>367.146</text:p>
          </table:table-cell>
          <table:table-cell table:formula="of:=[.D16]*1000" office:value-type="float" office:value="4.36094" calcext:value-type="float">
            <text:p>4.36094</text:p>
          </table:table-cell>
          <table:table-cell table:formula="of:=[.E16]*100" office:value-type="float" office:value="19.2756" calcext:value-type="float">
            <text:p>19.2756</text:p>
          </table:table-cell>
          <table:table-cell table:formula="of:=[.F16]*100" office:value-type="float" office:value="0.453546" calcext:value-type="float">
            <text:p>0.453546</text:p>
          </table:table-cell>
          <table:table-cell table:formula="of:=[.G16]*100" office:value-type="float" office:value="0.00416707" calcext:value-type="float">
            <text:p>0.00416707</text:p>
          </table:table-cell>
          <table:table-cell table:formula="of:=[.H16]*100" office:value-type="float" office:value="0.0294237" calcext:value-type="float">
            <text:p>0.0294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9:17:47.076566716</meta:creation-date>
    <meta:generator>LibreOffice/5.0.6.2$Linux_X86_64 LibreOffice_project/00$Build-2</meta:generator>
    <dc:date>2019-01-28T19:24:07.813763068</dc:date>
    <meta:editing-duration>PT6M18S</meta:editing-duration>
    <meta:editing-cycles>5</meta:editing-cycles>
    <meta:document-statistic meta:table-count="1" meta:cell-count="60" meta:object-count="0"/>
  </office:meta>
</office:document-meta>
</file>